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0c0a" officeooo:paragraph-rsid="001d0c0a"/>
    </style:style>
    <style:style style:name="P2" style:family="paragraph" style:parent-style-name="Standard" style:list-style-name="L1">
      <style:text-properties officeooo:rsid="001ee4f3" officeooo:paragraph-rsid="001ee4f3"/>
    </style:style>
    <style:style style:name="P3" style:family="paragraph" style:parent-style-name="Standard" style:list-style-name="L1">
      <style:text-properties officeooo:rsid="001f651c" officeooo:paragraph-rsid="001f651c"/>
    </style:style>
    <style:style style:name="P4" style:family="paragraph" style:parent-style-name="Standard" style:list-style-name="L1">
      <style:text-properties officeooo:rsid="002007a4" officeooo:paragraph-rsid="002007a4"/>
    </style:style>
    <style:style style:name="P5" style:family="paragraph" style:parent-style-name="Standard">
      <style:text-properties officeooo:rsid="002231b4" officeooo:paragraph-rsid="002231b4"/>
    </style:style>
    <style:style style:name="P6" style:family="paragraph" style:parent-style-name="Standard" style:list-style-name="L3">
      <style:text-properties officeooo:rsid="00272e6f" officeooo:paragraph-rsid="00272e6f"/>
    </style:style>
    <style:style style:name="P7" style:family="paragraph" style:parent-style-name="Standard">
      <style:text-properties officeooo:rsid="00277d51" officeooo:paragraph-rsid="00277d51"/>
    </style:style>
    <style:style style:name="P8" style:family="paragraph" style:parent-style-name="Standard">
      <style:text-properties officeooo:rsid="0029e770" officeooo:paragraph-rsid="0029e770"/>
    </style:style>
    <style:style style:name="P9" style:family="paragraph" style:parent-style-name="Standard" style:list-style-name="L4">
      <style:text-properties officeooo:rsid="002f88f2" officeooo:paragraph-rsid="002f88f2"/>
    </style:style>
    <style:style style:name="P10" style:family="paragraph" style:parent-style-name="Standard">
      <style:text-properties officeooo:rsid="002f88f2" officeooo:paragraph-rsid="002f88f2"/>
    </style:style>
    <style:style style:name="P11" style:family="paragraph" style:parent-style-name="Standard">
      <style:text-properties officeooo:rsid="0032c044" officeooo:paragraph-rsid="003342d0"/>
    </style:style>
    <style:style style:name="P12" style:family="paragraph" style:parent-style-name="Standard" style:list-style-name="L5">
      <style:text-properties officeooo:rsid="003f46d5" officeooo:paragraph-rsid="003f46d5"/>
    </style:style>
    <style:style style:name="P13" style:family="paragraph" style:parent-style-name="Standard">
      <style:text-properties officeooo:rsid="003f46d5" officeooo:paragraph-rsid="003f46d5"/>
    </style:style>
    <style:style style:name="P14" style:family="paragraph" style:parent-style-name="Standard" style:list-style-name="L6">
      <style:text-properties officeooo:rsid="004948a8" officeooo:paragraph-rsid="004948a8"/>
    </style:style>
    <style:style style:name="P15" style:family="paragraph" style:parent-style-name="Standard">
      <style:text-properties officeooo:rsid="004c14fc" officeooo:paragraph-rsid="004c14fc"/>
    </style:style>
    <style:style style:name="P16" style:family="paragraph" style:parent-style-name="Standard" style:list-style-name="L7">
      <style:text-properties officeooo:rsid="004ec1d6" officeooo:paragraph-rsid="004ec1d6"/>
    </style:style>
    <style:style style:name="P17" style:family="paragraph" style:parent-style-name="Standard">
      <style:text-properties officeooo:rsid="004ec1d6" officeooo:paragraph-rsid="004ec1d6"/>
    </style:style>
    <style:style style:name="P18" style:family="paragraph" style:parent-style-name="Standard">
      <style:text-properties officeooo:rsid="004fae18" officeooo:paragraph-rsid="004fae18"/>
    </style:style>
    <style:style style:name="P19" style:family="paragraph" style:parent-style-name="Standard" style:list-style-name="L8">
      <style:text-properties officeooo:rsid="00598998" officeooo:paragraph-rsid="00598998"/>
    </style:style>
    <style:style style:name="P20" style:family="paragraph" style:parent-style-name="Standard">
      <style:text-properties officeooo:rsid="00598998" officeooo:paragraph-rsid="00598998"/>
    </style:style>
    <style:style style:name="P21" style:family="paragraph" style:parent-style-name="Standard" style:list-style-name="L9">
      <style:text-properties officeooo:rsid="005e3621" officeooo:paragraph-rsid="005e3621"/>
    </style:style>
    <style:style style:name="P22" style:family="paragraph" style:parent-style-name="Standard">
      <style:text-properties officeooo:rsid="00618e74" officeooo:paragraph-rsid="00618e74"/>
    </style:style>
    <style:style style:name="P23" style:family="paragraph" style:parent-style-name="Standard" style:list-style-name="L10">
      <style:text-properties officeooo:rsid="0066ace2" officeooo:paragraph-rsid="0066ace2"/>
    </style:style>
    <style:style style:name="P24" style:family="paragraph" style:parent-style-name="Standard">
      <style:text-properties officeooo:rsid="0066ace2" officeooo:paragraph-rsid="0066ace2"/>
    </style:style>
    <style:style style:name="P25" style:family="paragraph" style:parent-style-name="Standard">
      <style:paragraph-properties fo:text-align="center" style:justify-single-word="false"/>
      <style:text-properties officeooo:rsid="006a54f4" officeooo:paragraph-rsid="006a54f4"/>
    </style:style>
    <style:style style:name="P26" style:family="paragraph" style:parent-style-name="Standard" style:list-style-name="L12">
      <style:paragraph-properties fo:text-align="start" style:justify-single-word="false"/>
      <style:text-properties officeooo:paragraph-rsid="006db32e"/>
    </style:style>
    <style:style style:name="T1" style:family="text">
      <style:text-properties officeooo:rsid="0023328b"/>
    </style:style>
    <style:style style:name="T2" style:family="text">
      <style:text-properties officeooo:rsid="002b91b8"/>
    </style:style>
    <style:style style:name="T3" style:family="text">
      <style:text-properties officeooo:rsid="002d8ca1"/>
    </style:style>
    <style:style style:name="T4" style:family="text">
      <style:text-properties officeooo:rsid="002e1847"/>
    </style:style>
    <style:style style:name="T5" style:family="text">
      <style:text-properties officeooo:rsid="00310a30"/>
    </style:style>
    <style:style style:name="T6" style:family="text">
      <style:text-properties officeooo:rsid="003342d0"/>
    </style:style>
    <style:style style:name="T7" style:family="text">
      <style:text-properties officeooo:rsid="00439288"/>
    </style:style>
    <style:style style:name="T8" style:family="text">
      <style:text-properties officeooo:rsid="0049cfaf"/>
    </style:style>
    <style:style style:name="T9" style:family="text">
      <style:text-properties officeooo:rsid="004d7925"/>
    </style:style>
    <style:style style:name="T10" style:family="text">
      <style:text-properties officeooo:rsid="004f2e8b"/>
    </style:style>
    <style:style style:name="T11" style:family="text">
      <style:text-properties officeooo:rsid="00523677"/>
    </style:style>
    <style:style style:name="T12" style:family="text">
      <style:text-properties officeooo:rsid="005a6cf9"/>
    </style:style>
    <style:style style:name="T13" style:family="text">
      <style:text-properties officeooo:rsid="005c71cc"/>
    </style:style>
    <style:style style:name="T14" style:family="text">
      <style:text-properties officeooo:rsid="005ff5ab"/>
    </style:style>
    <style:style style:name="T15" style:family="text">
      <style:text-properties officeooo:rsid="0067e0ba"/>
    </style:style>
    <style:style style:name="T16" style:family="text">
      <style:text-properties officeooo:rsid="0068d4f9"/>
    </style:style>
    <style:style style:name="T17" style:family="text">
      <style:text-properties officeooo:rsid="006b1400"/>
    </style:style>
    <style:style style:name="T18" style:family="text">
      <style:text-properties officeooo:rsid="006db32e"/>
    </style:style>
    <style:style style:name="T19" style:family="text">
      <style:text-properties officeooo:rsid="006e07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LUE #1: A certain NUMBER of stuffed animals are important for <text:span text:style-name="T1">solving this mystery.</text:span></text:p>
      <text:p text:style-name="P7"><text:tab/><text:tab/>* given to them when they walk in</text:p>
      <text:p text:style-name="P7"/>
      <text:list xml:id="list3232834928146441226" text:style-name="L3">
        <text:list-item>
          <text:p text:style-name="P6">Go and get all of the stuffed animals with numbers on them.</text:p>
        </text:list-item>
      </text:list>
      <text:p text:style-name="P8"/>
      <text:p text:style-name="P8">CLUE #2: <text:span text:style-name="T2">My favorite animals, IN ORDER are:</text:span></text:p>
      <text:p text:style-name="P8"><text:tab/><text:tab/><text:span text:style-name="T3">sheep, princess frog, cat, bunny</text:span></text:p>
      <text:p text:style-name="P8"/>
      <text:p text:style-name="P8"><text:tab/><text:tab/>* <text:span text:style-name="T4">peeking out from under keyboard where they enter in PIN number</text:span></text:p>
      <text:p text:style-name="P8"/>
      <text:list xml:id="list8526333567063277051" text:style-name="L4">
        <text:list-item>
          <text:p text:style-name="P9">Putting numbered animals in right order gives you the PIN number, <text:span text:style-name="T5">shows you password prompt to disable alarm (important for final goal), and gives you CLUE #3…</text:span></text:p>
        </text:list-item>
      </text:list>
      <text:p text:style-name="P10"/>
      <text:p text:style-name="P11">CLUE #3: <text:span text:style-name="T6">The KEY to solving this puzzle is coming back to this later. In the meantime, why don't you grab a nice BOOK... might I recommend “The One Thing”, by Keller Papasan</text:span></text:p>
      <text:p text:style-name="P11"/>
      <text:list xml:id="list223995176929945735" text:style-name="L5">
        <text:list-item>
          <text:p text:style-name="P12">In the book, there is a key to the backpack front compartment</text:p>
        </text:list-item>
      </text:list>
      <text:p text:style-name="P13"/>
      <text:p text:style-name="P13"><text:tab/><text:tab/>* <text:span text:style-name="T7">key and lock on backpack are both labeled A</text:span></text:p>
      <text:p text:style-name="P13"/>
      <text:list xml:id="list8003584368346844206" text:style-name="L6">
        <text:list-item>
          <text:p text:style-name="P14">Inside backpack front compartment is flashlight. <text:span text:style-name="T8">Inside battery compartment of flashlight is CLUE #4</text:span></text:p>
        </text:list-item>
      </text:list>
      <text:p text:style-name="P15"/>
      <text:p text:style-name="P15">CLUE #4: <text:span text:style-name="T9">Look for another source of LIGHT to make sure you don’t take a wrong TURN ON your journey.</text:span></text:p>
      <text:p text:style-name="P15"/>
      <text:list xml:id="list4146787703986774736" text:style-name="L7">
        <text:list-item>
          <text:p text:style-name="P16">Hopefully this leads them to the lamp, which they will turn on to reveal CLUE #5, <text:span text:style-name="T10">taped to the inside of the lamp shade.</text:span></text:p>
        </text:list-item>
      </text:list>
      <text:p text:style-name="P17"/>
      <text:p text:style-name="P18">CLUE #5: <text:span text:style-name="T11">This floor is so dirty, it looks like the VACUUM hasn’t been turned on in ages. Start it up and pay attention to what COMES OUT.</text:span></text:p>
      <text:p text:style-name="P18"/>
      <text:list xml:id="list7132991159347290837" text:style-name="L8">
        <text:list-item>
          <text:p text:style-name="P19">They turn <text:span text:style-name="T12">on the vacuum, and a wadded up ball of paper comes out with the second key for the backpack. </text:span></text:p>
        </text:list-item>
      </text:list>
      <text:p text:style-name="P20"/>
      <text:p text:style-name="P20"><text:tab/><text:tab/>* <text:span text:style-name="T13">key and lock on backpack are both labeled B</text:span></text:p>
      <text:p text:style-name="P20"/>
      <text:list xml:id="list7562342496675957523" text:style-name="L9">
        <text:list-item>
          <text:p text:style-name="P21">Inside second compartment are cooler with ping pong balls and <text:span text:style-name="T14">first aid-kit. Inside cooler is CLUE #6</text:span></text:p>
        </text:list-item>
      </text:list>
      <text:p text:style-name="P22"/>
      <text:p text:style-name="P22">CLUE #6: The KEY to CRACKING this case is that one of these ping pong balls is not like the others.</text:p>
      <text:p text:style-name="P22"/>
      <text:list xml:id="list1715684103670622179" text:style-name="L10">
        <text:list-item>
          <text:p text:style-name="P23">One of the ping pong balls has key to lock D on toolbox <text:span text:style-name="T15">(one of two locks)</text:span>. <text:span text:style-name="T16">Inside first aid kit, on inside cover, is note that says the following:</text:span></text:p>
        </text:list-item>
      </text:list>
      <text:p text:style-name="P24"><text:tab/></text:p>
      <text:p text:style-name="P25">WARNING: <text:span text:style-name="T17">Metallic objects have been found in these Band-Aids. Use at your own risk.</text:span></text:p>
      <text:p text:style-name="P25"/>
      <text:list xml:id="list7654767151921003381" text:style-name="L12">
        <text:list-item>
          <text:p text:style-name="P26"><text:span text:style-name="T18">Opening both locks on the toolbox reveals the measuring tape, and blue-print</text:span></text:p>
        </text:list-item>
      </text:list>
      <text:p text:style-name="P22"><text:soft-page-break/></text:p>
      <text:p text:style-name="P13"/>
      <text:list xml:id="list4225805874782873065" text:style-name="L1">
        <text:list-item>
          <text:p text:style-name="P1">Unlocking two locks on toolbox gets you tape measure and blue-print clue.</text:p>
          <text:list>
            <text:list-item>
              <text:p text:style-name="P1">Tape measure clue hints to basketball net, gives you fireplace key</text:p>
            </text:list-item>
          </text:list>
        </text:list-item>
        <text:list-item>
          <text:p text:style-name="P2">fireplace key lets you get key to safe (safe key dangling in the middle)</text:p>
        </text:list-item>
        <text:list-item>
          <text:p text:style-name="P3">safe has password and comic book</text:p>
        </text:list-item>
        <text:list-item>
          <text:p text:style-name="P3">password disables alarm system when entered into computer</text:p>
        </text:list-item>
        <text:list-item>
          <text:p text:style-name="P4">&lt;CONCLUSION&gt; escape from basement and enjoy party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4:25:03.546618487</meta:creation-date>
    <dc:date>2017-09-27T17:26:07.190226721</dc:date>
    <meta:editing-duration>PT3H37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425" meta:character-count="2239" meta:non-whitespace-character-count="1844"/>
  </office:meta>
</office:document-meta>
</file>